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6D4CEFD68A58B3F832.png" manifest:media-type="image/png"/>
  <manifest:file-entry manifest:full-path="Pictures/10000001000001BD0000016D4505BD648584580C.png" manifest:media-type="image/png"/>
  <manifest:file-entry manifest:full-path="Pictures/10000001000001BD0000016D03E615801E3E8957.png" manifest:media-type="image/png"/>
  <manifest:file-entry manifest:full-path="Pictures/10000001000001BD0000016D6C9332041A03AC8D.png" manifest:media-type="image/png"/>
  <manifest:file-entry manifest:full-path="Pictures/10000001000001BD0000016D500035EEE1BA4D0D.png" manifest:media-type="image/png"/>
  <manifest:file-entry manifest:full-path="Pictures/10000001000001BD0000016DB2B83A6ACD780535.png" manifest:media-type="image/png"/>
  <manifest:file-entry manifest:full-path="Pictures/10000001000001BD0000016D59EDAF55342331EC.png" manifest:media-type="image/png"/>
  <manifest:file-entry manifest:full-path="Pictures/10000001000001BD0000016D5F46B400AB4E0F59.png" manifest:media-type="image/png"/>
  <manifest:file-entry manifest:full-path="Pictures/10000001000001BD0000016DDED80EDAD6844957.png" manifest:media-type="image/png"/>
  <manifest:file-entry manifest:full-path="Pictures/10000001000001BD0000016DE7FB9A9FEAF3259F.png" manifest:media-type="image/png"/>
  <manifest:file-entry manifest:full-path="Pictures/10000001000001BD0000016D0AAFAF4722801C56.png" manifest:media-type="image/png"/>
  <manifest:file-entry manifest:full-path="Pictures/10000001000001BD0000016D196C0942FDBA1C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18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c572f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c572f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9ab47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ec572f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loext:opacity="100%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color="#ec572f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f9ab47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78cm" svg:height="1.268cm" svg:x="1.422cm" svg:y="1.7cm">
          <draw:text-box>
            <text:p text:style-name="P1"><text:span text:style-name="T1">Forward calibration</text:span></text:p>
          </draw:text-box>
        </draw:frame>
        <draw:frame draw:style-name="gr1" draw:text-style-name="P2" draw:layer="layout" svg:width="6.976cm" svg:height="1.268cm" svg:x="9.289cm" svg:y="1.7cm">
          <draw:text-box>
            <text:p text:style-name="P1"><text:span text:style-name="T1">CMA-ES calibration</text:span></text:p>
          </draw:text-box>
        </draw:frame>
        <draw:frame draw:style-name="gr2" draw:text-style-name="P3" draw:layer="layout" svg:width="6.978cm" svg:height="6.747cm" svg:x="1.422cm" svg:y="2.968cm">
          <draw:image xlink:href="Pictures/10000001000001BD0000016D4CEFD68A58B3F832.png" xlink:type="simple" xlink:show="embed" xlink:actuate="onLoad" draw:mime-type="image/png">
            <text:p/>
          </draw:image>
        </draw:frame>
        <draw:frame draw:style-name="gr2" draw:text-style-name="P3" draw:layer="layout" svg:width="6.976cm" svg:height="6.747cm" svg:x="1.42cm" svg:y="10.34cm">
          <draw:image xlink:href="Pictures/10000001000001BD0000016D03E615801E3E8957.png" xlink:type="simple" xlink:show="embed" xlink:actuate="onLoad" draw:mime-type="image/png">
            <text:p/>
          </draw:image>
        </draw:frame>
        <draw:frame draw:style-name="gr1" draw:text-style-name="P4" draw:layer="layout" svg:width="4.439cm" svg:height="1.268cm" svg:x="0.789cm" svg:y="3.222cm">
          <draw:text-box>
            <text:p text:style-name="P1"><text:span text:style-name="T2">AUC = 0.79 </text:span></text:p>
          </draw:text-box>
        </draw:frame>
        <draw:frame draw:style-name="gr1" draw:text-style-name="P4" draw:layer="layout" svg:width="4.44cm" svg:height="1.268cm" svg:x="0.79cm" svg:y="10.6cm">
          <draw:text-box>
            <text:p text:style-name="P1"><text:span text:style-name="T2">AUC = 0.86 </text:span></text:p>
          </draw:text-box>
        </draw:frame>
        <draw:frame draw:style-name="gr2" draw:text-style-name="P3" draw:layer="layout" svg:width="6.976cm" svg:height="6.747cm" svg:x="9.289cm" svg:y="10.343cm">
          <draw:image xlink:href="Pictures/10000001000001BD0000016DB2B83A6ACD780535.png" xlink:type="simple" xlink:show="embed" xlink:actuate="onLoad" draw:mime-type="image/png">
            <text:p/>
          </draw:image>
        </draw:frame>
        <draw:frame draw:style-name="gr3" draw:text-style-name="P5" draw:layer="layout" svg:width="4.44cm" svg:height="1.269cm" svg:x="8.654cm" svg:y="10.597cm">
          <draw:text-box>
            <text:p text:style-name="P1"><text:span text:style-name="T3">AUC = 0.96 </text:span></text:p>
          </draw:text-box>
        </draw:frame>
        <draw:frame draw:style-name="gr1" draw:text-style-name="P6" draw:layer="layout" svg:width="6.975cm" svg:height="1.268cm" draw:transform="rotate (1.5707963267949) translate (-0.1cm 9.943cm)">
          <draw:text-box>
            <text:p text:style-name="P1"><text:span text:style-name="T4">F. sylvatica</text:span></text:p>
          </draw:text-box>
        </draw:frame>
        <draw:frame draw:style-name="gr1" draw:text-style-name="P6" draw:layer="layout" svg:width="6.722cm" svg:height="1.268cm" draw:transform="rotate (1.5707963267949) translate (-0.1cm 17.065cm)">
          <draw:text-box>
            <text:p text:style-name="P1"><text:span text:style-name="T4">Q. ilex</text:span></text:p>
          </draw:text-box>
        </draw:frame>
        <draw:frame draw:style-name="gr1" draw:text-style-name="P2" draw:layer="layout" svg:width="6.978cm" svg:height="1.268cm" svg:x="19.057cm" svg:y="1.7cm">
          <draw:text-box>
            <text:p text:style-name="P1"><text:span text:style-name="T1">Forward calibration</text:span></text:p>
          </draw:text-box>
        </draw:frame>
        <draw:frame draw:style-name="gr1" draw:text-style-name="P2" draw:layer="layout" svg:width="6.978cm" svg:height="1.268cm" svg:x="26.922cm" svg:y="1.7cm">
          <draw:text-box>
            <text:p text:style-name="P1"><text:span text:style-name="T1">CMA-ES calibration</text:span></text:p>
          </draw:text-box>
        </draw:frame>
        <draw:frame draw:style-name="gr1" draw:text-style-name="P4" draw:layer="layout" svg:width="4.44cm" svg:height="1.268cm" svg:x="18.422cm" svg:y="3.222cm">
          <draw:text-box>
            <text:p text:style-name="P1"><text:span text:style-name="T2">AUC = 0.73 </text:span></text:p>
          </draw:text-box>
        </draw:frame>
        <draw:frame draw:style-name="gr3" draw:text-style-name="P4" draw:layer="layout" svg:width="4.44cm" svg:height="1.269cm" svg:x="18.422cm" svg:y="10.597cm">
          <draw:text-box>
            <text:p text:style-name="P1"><text:span text:style-name="T2">AUC = 0.7 </text:span></text:p>
          </draw:text-box>
        </draw:frame>
        <draw:frame draw:style-name="gr1" draw:text-style-name="P5" draw:layer="layout" svg:width="4.439cm" svg:height="1.268cm" svg:x="26.289cm" svg:y="3.222cm">
          <draw:text-box>
            <text:p text:style-name="P1"><text:span text:style-name="T3">AUC = 0.92 </text:span></text:p>
          </draw:text-box>
        </draw:frame>
        <draw:frame draw:style-name="gr3" draw:text-style-name="P5" draw:layer="layout" svg:width="4.439cm" svg:height="1.269cm" svg:x="26.289cm" svg:y="10.597cm">
          <draw:text-box>
            <text:p text:style-name="P1"><text:span text:style-name="T3">AUC = 0.95 </text:span></text:p>
          </draw:text-box>
        </draw:frame>
        <draw:frame draw:style-name="gr4" draw:text-style-name="P7" draw:layer="layout" svg:width="15cm" svg:height="1.517cm" svg:x="1cm" svg:y="-0.124cm">
          <draw:text-box>
            <text:p text:style-name="P1"><text:span text:style-name="T5">PHENOFIT</text:span></text:p>
          </draw:text-box>
        </draw:frame>
        <draw:frame draw:style-name="gr4" draw:text-style-name="P7" draw:layer="layout" svg:width="15cm" svg:height="1.517cm" svg:x="19cm" svg:y="-0.124cm">
          <draw:text-box>
            <text:p text:style-name="P1"><text:span text:style-name="T5">CASTANEA</text:span></text:p>
          </draw:text-box>
        </draw:frame>
        <draw:frame draw:style-name="gr2" draw:text-style-name="P3" draw:layer="layout" svg:width="6.96cm" svg:height="6.75cm" svg:x="19.06cm" svg:y="2.97cm">
          <draw:image xlink:href="Pictures/10000001000001BD0000016D5F46B400AB4E0F59.png" xlink:type="simple" xlink:show="embed" xlink:actuate="onLoad" draw:mime-type="image/png">
            <text:p/>
          </draw:image>
        </draw:frame>
        <draw:frame draw:style-name="gr2" draw:text-style-name="P3" draw:layer="layout" svg:width="6.96cm" svg:height="6.75cm" svg:x="19.06cm" svg:y="10.34cm">
          <draw:image xlink:href="Pictures/10000001000001BD0000016D59EDAF55342331EC.png" xlink:type="simple" xlink:show="embed" xlink:actuate="onLoad" draw:mime-type="image/png">
            <text:p/>
          </draw:image>
        </draw:frame>
        <draw:frame draw:style-name="gr2" draw:text-style-name="P3" draw:layer="layout" svg:width="6.96cm" svg:height="6.75cm" svg:x="26.92cm" svg:y="10.34cm">
          <draw:image xlink:href="Pictures/10000001000001BD0000016D6C9332041A03AC8D.png" xlink:type="simple" xlink:show="embed" xlink:actuate="onLoad" draw:mime-type="image/png">
            <text:p/>
          </draw:image>
        </draw:frame>
        <draw:frame draw:style-name="gr3" draw:text-style-name="P5" draw:layer="layout" svg:width="4.439cm" svg:height="1.269cm" svg:x="8.65cm" svg:y="3.22cm">
          <draw:text-box>
            <text:p text:style-name="P1"><text:span text:style-name="T3">AUC = 0.91 </text:span></text:p>
          </draw:text-box>
        </draw:frame>
        <draw:frame draw:style-name="gr2" draw:text-style-name="P3" draw:layer="layout" svg:width="6.978cm" svg:height="6.747cm" svg:x="9.29cm" svg:y="2.97cm">
          <draw:image xlink:href="Pictures/10000001000001BD0000016D500035EEE1BA4D0D.png" xlink:type="simple" xlink:show="embed" xlink:actuate="onLoad" draw:mime-type="image/png">
            <text:p/>
          </draw:image>
        </draw:frame>
        <draw:frame draw:style-name="gr2" draw:text-style-name="P3" draw:layer="layout" svg:width="6.96cm" svg:height="6.75cm" svg:x="26.91cm" svg:y="2.97cm">
          <draw:image xlink:href="Pictures/10000001000001BD0000016D4505BD648584580C.png" xlink:type="simple" xlink:show="embed" xlink:actuate="onLoad" draw:mime-type="image/png">
            <text:p/>
          </draw:image>
        </draw:frame>
        <draw:frame draw:style-name="gr1" draw:text-style-name="P4" draw:layer="layout" svg:width="4.44cm" svg:height="1.268cm" svg:x="0.79cm" svg:y="17.9cm">
          <draw:text-box>
            <text:p text:style-name="P1"><text:span text:style-name="T2">AUC = 0.72 </text:span></text:p>
          </draw:text-box>
        </draw:frame>
        <draw:frame draw:style-name="gr3" draw:text-style-name="P5" draw:layer="layout" svg:width="4.44cm" svg:height="1.269cm" svg:x="8.654cm" svg:y="17.897cm">
          <draw:text-box>
            <text:p text:style-name="P1"><text:span text:style-name="T3">AUC = 0.9 </text:span></text:p>
          </draw:text-box>
        </draw:frame>
        <draw:frame draw:style-name="gr1" draw:text-style-name="P6" draw:layer="layout" svg:width="6.722cm" svg:height="1.268cm" draw:transform="rotate (1.5707963267949) translate (-0.1cm 24.365cm)">
          <draw:text-box>
            <text:p text:style-name="P1"><text:span text:style-name="T4">A. alba</text:span></text:p>
          </draw:text-box>
        </draw:frame>
        <draw:frame draw:style-name="gr3" draw:text-style-name="P4" draw:layer="layout" svg:width="4.44cm" svg:height="1.269cm" svg:x="18.422cm" svg:y="17.897cm">
          <draw:text-box>
            <text:p text:style-name="P1"><text:span text:style-name="T2">AUC = 0.8 </text:span></text:p>
          </draw:text-box>
        </draw:frame>
        <draw:frame draw:style-name="gr3" draw:text-style-name="P5" draw:layer="layout" svg:width="4.439cm" svg:height="1.269cm" svg:x="26.289cm" svg:y="17.897cm">
          <draw:text-box>
            <text:p text:style-name="P1"><text:span text:style-name="T3">AUC = X </text:span></text:p>
          </draw:text-box>
        </draw:frame>
        <draw:frame draw:style-name="gr2" draw:text-style-name="P3" draw:layer="layout" svg:width="6.98cm" svg:height="6.76cm" svg:x="1.42cm" svg:y="17.64cm">
          <draw:image xlink:href="Pictures/10000001000001BD0000016DDED80EDAD6844957.png" xlink:type="simple" xlink:show="embed" xlink:actuate="onLoad" draw:mime-type="image/png">
            <text:p/>
          </draw:image>
        </draw:frame>
        <draw:frame draw:style-name="gr2" draw:text-style-name="P3" draw:layer="layout" svg:width="6.98cm" svg:height="6.76cm" svg:x="9.29cm" svg:y="17.64cm">
          <draw:image xlink:href="Pictures/10000001000001BD0000016DE7FB9A9FEAF3259F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2" draw:layer="layout" svg:width="6.976cm" svg:height="1.268cm" svg:x="1.429cm" svg:y="1.7cm">
          <draw:text-box>
            <text:p text:style-name="P1"><text:span text:style-name="T1">CMA-ES calibration</text:span></text:p>
          </draw:text-box>
        </draw:frame>
        <draw:frame draw:style-name="gr2" draw:text-style-name="P3" draw:layer="layout" svg:width="6.976cm" svg:height="6.747cm" svg:x="1.429cm" svg:y="10.343cm">
          <draw:image xlink:href="Pictures/10000001000001BD0000016DB2B83A6ACD780535.png" xlink:type="simple" xlink:show="embed" xlink:actuate="onLoad" draw:mime-type="image/png">
            <text:p/>
          </draw:image>
        </draw:frame>
        <draw:frame draw:style-name="gr3" draw:text-style-name="P4" draw:layer="layout" svg:width="4.44cm" svg:height="1.269cm" svg:x="0.794cm" svg:y="10.597cm">
          <draw:text-box>
            <text:p text:style-name="P1"><text:span text:style-name="T2">AUC = 0.96 </text:span></text:p>
          </draw:text-box>
        </draw:frame>
        <draw:frame draw:style-name="gr1" draw:text-style-name="P6" draw:layer="layout" svg:width="6.975cm" svg:height="1.268cm" draw:transform="rotate (1.5707963267949) translate (-0.1cm 9.943cm)">
          <draw:text-box>
            <text:p text:style-name="P1"><text:span text:style-name="T4">F. sylvatica</text:span></text:p>
          </draw:text-box>
        </draw:frame>
        <draw:frame draw:style-name="gr1" draw:text-style-name="P6" draw:layer="layout" svg:width="6.722cm" svg:height="1.268cm" draw:transform="rotate (1.5707963267949) translate (-0.1cm 17.065cm)">
          <draw:text-box>
            <text:p text:style-name="P1"><text:span text:style-name="T4">Q. ilex</text:span></text:p>
          </draw:text-box>
        </draw:frame>
        <draw:frame draw:style-name="gr1" draw:text-style-name="P2" draw:layer="layout" svg:width="6.978cm" svg:height="1.268cm" svg:x="19.053cm" svg:y="1.7cm">
          <draw:text-box>
            <text:p text:style-name="P1"><text:span text:style-name="T1">CMA-ES calibration</text:span></text:p>
          </draw:text-box>
        </draw:frame>
        <draw:frame draw:style-name="gr1" draw:text-style-name="P4" draw:layer="layout" svg:width="4.439cm" svg:height="1.268cm" svg:x="18.42cm" svg:y="3.222cm">
          <draw:text-box>
            <text:p text:style-name="P1"><text:span text:style-name="T2">AUC = 0.92 </text:span></text:p>
          </draw:text-box>
        </draw:frame>
        <draw:frame draw:style-name="gr3" draw:text-style-name="P4" draw:layer="layout" svg:width="4.439cm" svg:height="1.269cm" svg:x="18.42cm" svg:y="10.597cm">
          <draw:text-box>
            <text:p text:style-name="P1"><text:span text:style-name="T2">AUC = 0.95 </text:span></text:p>
          </draw:text-box>
        </draw:frame>
        <draw:frame draw:style-name="gr4" draw:text-style-name="P7" draw:layer="layout" svg:width="15cm" svg:height="1.517cm" svg:x="1.1cm" svg:y="-0.124cm">
          <draw:text-box>
            <text:p text:style-name="P1"><text:span text:style-name="T5">PHENOFIT</text:span></text:p>
          </draw:text-box>
        </draw:frame>
        <draw:frame draw:style-name="gr4" draw:text-style-name="P7" draw:layer="layout" svg:width="15cm" svg:height="1.517cm" svg:x="19cm" svg:y="-0.124cm">
          <draw:text-box>
            <text:p text:style-name="P1"><text:span text:style-name="T5">CASTANEA</text:span></text:p>
          </draw:text-box>
        </draw:frame>
        <draw:frame draw:style-name="gr2" draw:text-style-name="P3" draw:layer="layout" svg:width="6.96cm" svg:height="6.75cm" svg:x="19.051cm" svg:y="10.34cm">
          <draw:image xlink:href="Pictures/10000001000001BD0000016D6C9332041A03AC8D.png" xlink:type="simple" xlink:show="embed" xlink:actuate="onLoad" draw:mime-type="image/png">
            <text:p/>
          </draw:image>
        </draw:frame>
        <draw:frame draw:style-name="gr3" draw:text-style-name="P4" draw:layer="layout" svg:width="4.439cm" svg:height="1.269cm" svg:x="0.79cm" svg:y="3.22cm">
          <draw:text-box>
            <text:p text:style-name="P1"><text:span text:style-name="T2">AUC = 0.91 </text:span></text:p>
          </draw:text-box>
        </draw:frame>
        <draw:frame draw:style-name="gr2" draw:text-style-name="P3" draw:layer="layout" svg:width="6.978cm" svg:height="6.747cm" svg:x="1.43cm" svg:y="2.97cm">
          <draw:image xlink:href="Pictures/10000001000001BD0000016D500035EEE1BA4D0D.png" xlink:type="simple" xlink:show="embed" xlink:actuate="onLoad" draw:mime-type="image/png">
            <text:p/>
          </draw:image>
        </draw:frame>
        <draw:frame draw:style-name="gr2" draw:text-style-name="P3" draw:layer="layout" svg:width="6.96cm" svg:height="6.75cm" svg:x="19.041cm" svg:y="2.97cm">
          <draw:image xlink:href="Pictures/10000001000001BD0000016D4505BD648584580C.png" xlink:type="simple" xlink:show="embed" xlink:actuate="onLoad" draw:mime-type="image/png">
            <text:p/>
          </draw:image>
        </draw:frame>
        <draw:frame draw:style-name="gr3" draw:text-style-name="P4" draw:layer="layout" svg:width="4.44cm" svg:height="1.269cm" svg:x="0.794cm" svg:y="17.897cm">
          <draw:text-box>
            <text:p text:style-name="P1"><text:span text:style-name="T2">AUC = 0.9 </text:span></text:p>
          </draw:text-box>
        </draw:frame>
        <draw:frame draw:style-name="gr1" draw:text-style-name="P6" draw:layer="layout" svg:width="6.722cm" svg:height="1.268cm" draw:transform="rotate (1.5707963267949) translate (-0.1cm 24.365cm)">
          <draw:text-box>
            <text:p text:style-name="P1"><text:span text:style-name="T4">A. alba</text:span></text:p>
          </draw:text-box>
        </draw:frame>
        <draw:frame draw:style-name="gr3" draw:text-style-name="P4" draw:layer="layout" svg:width="4.439cm" svg:height="1.269cm" svg:x="18.42cm" svg:y="17.897cm">
          <draw:text-box>
            <text:p text:style-name="P1"><text:span text:style-name="T2">AUC = 0.89 </text:span></text:p>
          </draw:text-box>
        </draw:frame>
        <draw:frame draw:style-name="gr2" draw:text-style-name="P3" draw:layer="layout" svg:width="6.98cm" svg:height="6.76cm" svg:x="1.43cm" svg:y="17.64cm">
          <draw:image xlink:href="Pictures/10000001000001BD0000016DE7FB9A9FEAF3259F.png" xlink:type="simple" xlink:show="embed" xlink:actuate="onLoad" draw:mime-type="image/png">
            <text:p/>
          </draw:image>
        </draw:frame>
        <draw:frame draw:style-name="gr1" draw:text-style-name="P2" draw:layer="layout" svg:width="6.978cm" svg:height="1.268cm" svg:x="9.283cm" svg:y="1.7cm">
          <draw:text-box>
            <text:p text:style-name="P1"><text:span text:style-name="T1">Forward calibration</text:span></text:p>
          </draw:text-box>
        </draw:frame>
        <draw:frame draw:style-name="gr2" draw:text-style-name="P3" draw:layer="layout" svg:width="6.978cm" svg:height="6.747cm" svg:x="9.283cm" svg:y="2.968cm">
          <draw:image xlink:href="Pictures/10000001000001BD0000016D4CEFD68A58B3F832.png" xlink:type="simple" xlink:show="embed" xlink:actuate="onLoad" draw:mime-type="image/png">
            <text:p/>
          </draw:image>
        </draw:frame>
        <draw:frame draw:style-name="gr2" draw:text-style-name="P3" draw:layer="layout" svg:width="6.976cm" svg:height="6.747cm" svg:x="9.281cm" svg:y="10.34cm">
          <draw:image xlink:href="Pictures/10000001000001BD0000016D03E615801E3E8957.png" xlink:type="simple" xlink:show="embed" xlink:actuate="onLoad" draw:mime-type="image/png">
            <text:p/>
          </draw:image>
        </draw:frame>
        <draw:frame draw:style-name="gr1" draw:text-style-name="P4" draw:layer="layout" svg:width="4.439cm" svg:height="1.268cm" svg:x="8.65cm" svg:y="3.222cm">
          <draw:text-box>
            <text:p text:style-name="P1"><text:span text:style-name="T2">AUC = 0.79 </text:span></text:p>
          </draw:text-box>
        </draw:frame>
        <draw:frame draw:style-name="gr1" draw:text-style-name="P4" draw:layer="layout" svg:width="4.44cm" svg:height="1.268cm" svg:x="8.651cm" svg:y="10.6cm">
          <draw:text-box>
            <text:p text:style-name="P1"><text:span text:style-name="T2">AUC = 0.86 </text:span></text:p>
          </draw:text-box>
        </draw:frame>
        <draw:frame draw:style-name="gr1" draw:text-style-name="P4" draw:layer="layout" svg:width="4.44cm" svg:height="1.268cm" svg:x="8.651cm" svg:y="17.9cm">
          <draw:text-box>
            <text:p text:style-name="P1"><text:span text:style-name="T2">AUC = 0.72 </text:span></text:p>
          </draw:text-box>
        </draw:frame>
        <draw:frame draw:style-name="gr2" draw:text-style-name="P3" draw:layer="layout" svg:width="6.98cm" svg:height="6.76cm" svg:x="9.281cm" svg:y="17.64cm">
          <draw:image xlink:href="Pictures/10000001000001BD0000016DDED80EDAD6844957.png" xlink:type="simple" xlink:show="embed" xlink:actuate="onLoad" draw:mime-type="image/png">
            <text:p/>
          </draw:image>
        </draw:frame>
        <draw:frame draw:style-name="gr1" draw:text-style-name="P2" draw:layer="layout" svg:width="6.978cm" svg:height="1.268cm" svg:x="26.925cm" svg:y="1.7cm">
          <draw:text-box>
            <text:p text:style-name="P1"><text:span text:style-name="T1">Forward calibration</text:span></text:p>
          </draw:text-box>
        </draw:frame>
        <draw:frame draw:style-name="gr1" draw:text-style-name="P4" draw:layer="layout" svg:width="4.44cm" svg:height="1.268cm" svg:x="26.29cm" svg:y="3.222cm">
          <draw:text-box>
            <text:p text:style-name="P1"><text:span text:style-name="T2">AUC = 0.73 </text:span></text:p>
          </draw:text-box>
        </draw:frame>
        <draw:frame draw:style-name="gr3" draw:text-style-name="P4" draw:layer="layout" svg:width="4.44cm" svg:height="1.269cm" svg:x="26.29cm" svg:y="10.597cm">
          <draw:text-box>
            <text:p text:style-name="P1"><text:span text:style-name="T2">AUC = 0.7 </text:span></text:p>
          </draw:text-box>
        </draw:frame>
        <draw:frame draw:style-name="gr2" draw:text-style-name="P3" draw:layer="layout" svg:width="6.96cm" svg:height="6.75cm" svg:x="26.928cm" svg:y="2.97cm">
          <draw:image xlink:href="Pictures/10000001000001BD0000016D5F46B400AB4E0F59.png" xlink:type="simple" xlink:show="embed" xlink:actuate="onLoad" draw:mime-type="image/png">
            <text:p/>
          </draw:image>
        </draw:frame>
        <draw:frame draw:style-name="gr2" draw:text-style-name="P3" draw:layer="layout" svg:width="6.96cm" svg:height="6.75cm" svg:x="26.928cm" svg:y="10.34cm">
          <draw:image xlink:href="Pictures/10000001000001BD0000016D59EDAF55342331EC.png" xlink:type="simple" xlink:show="embed" xlink:actuate="onLoad" draw:mime-type="image/png">
            <text:p/>
          </draw:image>
        </draw:frame>
        <draw:frame draw:style-name="gr3" draw:text-style-name="P4" draw:layer="layout" svg:width="4.44cm" svg:height="1.269cm" svg:x="26.29cm" svg:y="17.897cm">
          <draw:text-box>
            <text:p text:style-name="P1"><text:span text:style-name="T2">AUC = 0.8 </text:span></text:p>
          </draw:text-box>
        </draw:frame>
        <draw:frame draw:style-name="gr2" draw:text-style-name="P3" draw:layer="layout" svg:width="6.96cm" svg:height="6.75cm" svg:x="19.06cm" svg:y="17.64cm">
          <draw:image xlink:href="Pictures/10000001000001BD0000016D0AAFAF4722801C56.png" xlink:type="simple" xlink:show="embed" xlink:actuate="onLoad" draw:mime-type="image/png">
            <text:p/>
          </draw:image>
        </draw:frame>
        <draw:frame draw:style-name="gr2" draw:text-style-name="P3" draw:layer="layout" svg:width="6.96cm" svg:height="6.75cm" svg:x="26.93cm" svg:y="17.64cm">
          <draw:image xlink:href="Pictures/10000001000001BD0000016D196C0942FDBA1C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cm" fo:page-height="2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28T11:01:48.738000000</meta:creation-date>
    <dc:date>2022-11-14T09:20:19.917000000</dc:date>
    <dc:creator>Victor Van der Meersch</dc:creator>
    <meta:editing-duration>P1DT16H19M43S</meta:editing-duration>
    <meta:editing-cycles>21</meta:editing-cycles>
    <meta:generator>LibreOffice/7.2.4.1$Windows_X86_64 LibreOffice_project/27d75539669ac387bb498e35313b970b7fe9c4f9</meta:generator>
    <meta:document-statistic meta:object-count="64"/>
  </office:meta>
</office:document-meta>
</file>